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b630" officeooo:paragraph-rsid="0017b630"/>
    </style:style>
    <style:style style:name="T1" style:family="text">
      <style:text-properties officeooo:rsid="0015a748"/>
    </style:style>
    <style:style style:name="T2" style:family="text">
      <style:text-properties officeooo:rsid="0017b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, ALI RAFAEL SIRA RODRIGUEZ, mayor de edad, soltero, titular de la cédula de identidad numero 14.016.273 y domiciliado en Caracas, Distrito Capital, por medio de la presente declaro: Confiero Poder General de Administración y Disposición de todos mis bienes sin limitación alguna y en la forma más amplia permitida por el derecho al ciudadano ALI RAFAEL SIRA MEDINA titular de la cédula de identidad número 3.144.011 y de este domicilio para que ejerza mi plena representación en todos mis asuntos en la República Bolivariana de Venezuela. En virtud del presente mandato, podrá mi apoderado nombrado, celebrar conforme a las leyes, todo genero y especies de operaciones, vender, permutar, hipotecar y liberar hipotecas dar anticresis en prenda o de cualquier otra manera, enajenar a titulo gratuito u oneroso todos y canda uno de los bienes, ya sean muebles o inmuebles actuales o futuros de mi propiedad, con la facultad de poder fijar el precio y demás prestaciones y condiciones que tenga por conveniente, y recibir en todos los casos las sumas, títulos certificados, créditos o valores que puedan corresponderme; podrá asimismo mi apoderado adquirir mediante compra, permuta, opción o licitación o de cualquier periodo de tiempo, inclusive si fuere por periodo de mas de dos años los bienes muebles o inmuebles de mi propiedad, gestionar y recibir el pago or concepto de fideicomisos o liquidación de prestaciones sociales o cualquier otro pasivo que tenga la república con mi persona, aceptar donaciones, herencias y legados, repudiarlos, aprobar y formalizar adjudicaciones y divisiones de bienes, ejecutar operaciones en cualquier instituto bancario de Venezuela o del exterior, pudiendo abrir, movilizar y cerrar cuentas en los respectivos institutos bancarios; otorgar documentos de fianza y avalar letras de cambio, solicitar protestos de letras de cambio y cheques; dar y tomar dinero a prestamos bajo las bases y estipulaciones que tengan a bien pactar; representarme en todo lo relativo a instrumentos negociables, acciones y operaciones crediticias, bonos, giros y en todos los relacionado con sociedades mercantiles y civ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0:05:50</meta:creation-date>
    <dc:date>2015-07-07T11:35:24.125633923</dc:date>
    <meta:editing-duration>PT52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32" meta:character-count="2143" meta:non-whitespace-character-count="1812"/>
  </office:meta>
</office:document-meta>
</file>